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 Ligh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libri Light1"/>
    </style:style>
    <style:style style:name="P4" style:family="paragraph" style:parent-style-name="Standard">
      <style:text-properties style:font-name="Calibri Light1" fo:font-weight="normal" style:font-weight-asian="normal" style:font-weight-complex="normal"/>
    </style:style>
    <style:style style:name="P5" style:family="paragraph" style:parent-style-name="Standard">
      <style:text-properties style:font-name="Calibri Light1" style:text-underline-style="none"/>
    </style:style>
    <style:style style:name="P6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 Light1"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style:text-underline-style="none" fo:background-color="transparent"/>
    </style:style>
    <style:style style:name="P11" style:family="paragraph" style:parent-style-name="Standard">
      <style:text-properties fo:color="#ffffff" style:font-name="Calibri Light1" style:text-underline-style="none" fo:font-weight="normal" style:font-weight-asian="normal" style:font-weight-complex="normal"/>
    </style:style>
    <style:style style:name="P12" style:family="paragraph" style:parent-style-name="Preformatted_20_Text">
      <style:text-properties style:font-name="Calibri Light1" style:text-underline-style="none" fo:font-weight="normal" style:font-weight-asian="normal" style:font-weight-complex="normal"/>
    </style:style>
    <style:style style:name="P13" style:family="paragraph" style:parent-style-name="Preformatted_20_Text">
      <style:text-properties style:font-name="Calibri Light1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loext:contextual-spacing="false" fo:margin-top="0cm" fo:margin-bottom="0.499cm"/>
    </style:style>
    <style:style style:name="P15" style:family="paragraph" style:parent-style-name="Preformatted_20_Text">
      <style:paragraph-properties loext:contextual-spacing="false" fo:margin-top="0cm" fo:margin-bottom="0.499cm"/>
      <style:text-properties style:font-name="Calibri Light1" style:text-underline-style="none" fo:font-weight="normal" style:font-weight-asian="normal" style:font-weight-complex="normal"/>
    </style:style>
    <style:style style:name="P16" style:family="paragraph" style:parent-style-name="Preformatted_20_Text">
      <style:paragraph-properties loext:contextual-spacing="false" fo:margin-top="0cm" fo:margin-bottom="0.499cm"/>
    </style:style>
    <style:style style:name="P17" style:family="paragraph" style:parent-style-name="Preformatted_20_Text">
      <style:paragraph-properties fo:margin-left="0cm" fo:margin-right="0cm" fo:text-indent="0cm" style:auto-text-indent="false"/>
    </style:style>
    <style:style style:name="P18" style:family="paragraph" style:parent-style-name="Preformatted_20_Text">
      <style:paragraph-properties loext:contextual-spacing="false" fo:margin-left="0cm" fo:margin-right="0cm" fo:margin-top="0cm" fo:margin-bottom="0cm" fo:text-indent="0cm" style:auto-text-indent="false"/>
    </style:style>
    <style:style style:name="P19" style:family="paragraph" style:parent-style-name="Standard">
      <style:text-properties style:font-name="Calibri Light1" style:text-underline-style="none"/>
    </style:style>
    <style:style style:name="P20" style:family="paragraph" style:parent-style-name="Standard">
      <style:text-properties style:font-name="Calibri Light1" style:text-underline-style="none" fo:font-weight="normal" style:font-weight-asian="normal" style:font-weight-complex="normal"/>
    </style:style>
    <style:style style:name="P21" style:family="paragraph" style:parent-style-name="Standard" style:list-style-name="L1">
      <style:text-properties style:font-name="Calibri Light1" style:text-underline-style="none"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Calibri Light1"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text-properties style:font-name="Calibri Light1" style:text-underline-style="none"/>
    </style:style>
    <style:style style:name="P24" style:family="paragraph" style:parent-style-name="Standard">
      <style:text-properties style:font-name="Calibri Light1" style:text-underline-style="none" fo:font-weight="bold" fo:background-color="#ffcc00" style:font-weight-asian="bold" style:font-weight-complex="bold"/>
    </style:style>
    <style:style style:name="P25" style:family="paragraph" style:parent-style-name="Standard">
      <style:text-properties style:font-name="Calibri Light1" style:text-underline-style="none" fo:font-weight="bold" style:font-weight-asian="bold" style:font-weight-complex="bold"/>
    </style:style>
    <style:style style:name="P26" style:family="paragraph" style:parent-style-name="Standard" style:list-style-name="L1">
      <style:text-properties style:font-name="Calibri Light1"/>
    </style:style>
    <style:style style:name="P27" style:family="paragraph" style:parent-style-name="Standard" style:list-style-name="L1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>
      <style:text-properties style:font-name="Calibri Light1" fo:font-weight="normal" style:font-weight-asian="normal" style:font-weight-complex="normal"/>
    </style:style>
    <style:style style:name="P29" style:family="paragraph" style:parent-style-name="Standard" style:list-style-name="L1">
      <style:text-properties style:font-name="Calibri Light1" fo:font-weight="normal" style:font-weight-asian="normal" style:font-weight-complex="normal"/>
    </style:style>
    <style:style style:name="P30" style:family="paragraph" style:parent-style-name="Standard" style:list-style-name="L1">
      <style:text-properties style:font-name="Calibri Light1" fo:font-style="italic" style:text-underline-style="none" fo:font-weight="normal" fo:background-color="#dddddd" style:font-style-asian="italic" style:font-weight-asian="normal" style:font-style-complex="italic" style:font-weight-complex="normal"/>
    </style:style>
    <style:style style:name="P31" style:family="paragraph" style:parent-style-name="Standard" style:list-style-name="L1"/>
    <style:style style:name="P32" style:family="paragraph" style:parent-style-name="Standard" style:list-style-name="L1">
      <style:paragraph-properties fo:margin-left="1.245cm" fo:margin-right="0cm" fo:text-indent="-0.635cm" style:auto-text-indent="false"/>
    </style:style>
    <style:style style:name="P33" style:family="paragraph" style:parent-style-name="Standard" style:list-style-name="L1">
      <style:paragraph-properties loext:contextual-spacing="false" fo:margin-top="0cm" fo:margin-bottom="0cm"/>
    </style:style>
    <style:style style:name="P34" style:family="paragraph" style:parent-style-name="Preformatted_20_Text" style:list-style-name="L1">
      <style:text-properties style:font-name="Calibri Light1" style:text-underline-style="none" fo:font-weight="normal" style:font-weight-asian="normal" style:font-weight-complex="normal"/>
    </style:style>
    <style:style style:name="T1" style:family="text">
      <style:text-properties style:font-name="Calibri Light1"/>
    </style:style>
    <style:style style:name="T2" style:family="text">
      <style:text-properties style:font-name="Calibri Light1" fo:font-size="12pt" style:text-underline-style="none" style:font-size-asian="12pt" style:font-size-complex="12pt"/>
    </style:style>
    <style:style style:name="T3" style:family="text">
      <style:text-properties style:font-name="Calibri Light1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alibri Light1" fo:font-weight="bold" style:font-weight-asian="bold" style:font-weight-complex="bold"/>
    </style:style>
    <style:style style:name="T5" style:family="text">
      <style:text-properties style:font-name="Calibri Light1" style:text-underline-style="none"/>
    </style:style>
    <style:style style:name="T6" style:family="text">
      <style:text-properties style:font-name="Calibri Light1" style:text-underline-style="none" fo:font-weight="bold" fo:background-color="#ffcc00" style:font-weight-asian="bold" style:font-weight-complex="bold" loext:char-shading-value="0"/>
    </style:style>
    <style:style style:name="T7" style:family="text">
      <style:text-properties style:font-name="Calibri Light1" style:text-underline-style="none" fo:font-weight="normal" style:font-weight-asian="normal" style:font-weight-complex="normal"/>
    </style:style>
    <style:style style:name="T8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9" style:family="text">
      <style:text-properties style:font-name="Calibri Light1" fo:language="zxx" fo:country="none" fo:font-style="italic" style:text-underline-style="none" fo:font-weight="normal" fo:background-color="#dddddd" style:language-asian="zxx" style:country-asian="none" style:font-style-asian="italic" style:font-weight-asian="normal" style:language-complex="zxx" style:country-complex="none" style:font-style-complex="italic" style:font-weight-complex="normal" loext:char-shading-value="0"/>
    </style:style>
    <style:style style:name="T10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1" style:family="text">
      <style:text-properties style:font-name="Calibri Light1" fo:language="zxx" fo:country="none" fo:font-style="italic" fo:background-color="#dddddd" style:language-asian="zxx" style:country-asian="none" style:font-style-asian="italic" style:language-complex="zxx" style:country-complex="none" style:font-style-complex="italic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text-underline-style="none" fo:background-color="#bce4e5" style:font-size-asian="10pt" style:font-size-complex="10pt" loext:char-shading-value="0"/>
    </style:style>
    <style:style style:name="T15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6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7" style:family="text">
      <style:text-properties fo:font-size="10pt" style:text-underline-style="none" fo:font-weight="normal" fo:background-color="#bce4e5" style:font-size-asian="10pt" style:font-weight-asian="normal" style:font-size-complex="10pt" style:font-weight-complex="normal" loext:char-shading-value="0"/>
    </style:style>
    <style:style style:name="T18" style:family="text">
      <style:text-properties fo:font-size="10pt" fo:language="zxx" fo:country="none" style:text-underline-style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19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font-size="10pt" fo:language="zxx" fo:country="none" fo:background-color="#bce4e5" style:font-size-asian="10pt" style:language-asian="zxx" style:country-asian="none" style:font-size-complex="10pt" style:language-complex="zxx" style:country-complex="none" loext:char-shading-value="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background-color="#bce4e5" loext:char-shading-value="0"/>
    </style:style>
    <style:style style:name="T25" style:family="text">
      <style:text-properties fo:color="#ffffff" style:text-underline-style="none"/>
    </style:style>
    <style:style style:name="T26" style:family="text">
      <style:text-properties style:font-name="Calibri Light" style:text-underline-style="none"/>
    </style:style>
    <style:style style:name="T27" style:family="text">
      <style:text-properties style:font-name="Calibri Light" style:text-underline-style="none" fo:font-weight="normal" style:font-weight-asian="normal" style:font-weight-complex="normal"/>
    </style:style>
    <style:style style:name="T28" style:family="text">
      <style:text-properties fo:background-color="#bce4e5" loext:char-shading-value="0"/>
    </style:style>
    <style:style style:name="T29" style:family="text">
      <style:text-properties fo:background-color="#bce4e5" loext:char-shading-value="0"/>
    </style:style>
    <style:style style:name="T30" style:family="text">
      <style:text-properties fo:background-color="#bce4e5" loext:char-shading-value="0"/>
    </style:style>
    <style:style style:name="T31" style:family="text">
      <style:text-properties style:text-line-through-style="none" style:text-underline-style="none"/>
    </style:style>
    <style:style style:name="T32" style:family="text">
      <style:text-properties style:text-line-through-style="none" style:font-name="Calibri Light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NSORFLOW INSTALLATION: </text:p>
      <text:p text:style-name="P5"/>
      <text:p text:style-name="P5">Tutorial von TensorFlow: </text:p>
      <text:p text:style-name="P4"><text:a xlink:type="simple" xlink:href="https://github.com/tensorflow/models/blob/master/research/object_detection/g3doc/running_locally.md" text:style-name="Internet_20_link" text:visited-style-name="Visited_20_Internet_20_Link"><text:span text:style-name="T22">https://github.com/tensorflow/models/blob/master/research/object_detection/g3doc/running_locally.md</text:span></text:a></text:p>
      <text:p text:style-name="P4"><text:span text:style-name="T22"/></text:p>
      <text:p text:style-name="P6">TensorFlow models directory needs to be cloned: </text:p>
      <text:p text:style-name="P4"><text:a xlink:type="simple" xlink:href="https://github.com/tensorflow/models" text:style-name="Internet_20_link" text:visited-style-name="Visited_20_Internet_20_Link"><text:span text:style-name="Source_20_Text"><text:span text:style-name="T26">https://github.com/tensorflow/models</text:span></text:span></text:a></text:p>
      <text:p text:style-name="P5"/>
      <text:p text:style-name="P3"><text:span text:style-name="T22">Tutorial von Dat Tran (Raccoon Classifier): <text:line-break/></text:span><text:a xlink:type="simple" xlink:href="https://towardsdatascience.com/how-to-train-your-own-object-detector-with-tensorflows-object-detector-api-bec72ecfe1d9" text:style-name="Internet_20_link" text:visited-style-name="Visited_20_Internet_20_Link"><text:span text:style-name="T22">https://towardsdatascience.com/how-to-train-your-own-object-detector-with-tensorflows-object-detector-api-bec72ecfe1d9</text:span></text:a></text:p>
      <text:p text:style-name="P5"/>
      <text:p text:style-name="P5"/>
      <text:p text:style-name="P5"><text:span text:style-name="T12">DATASET PREPARATION:</text:span> </text:p>
      <text:p text:style-name="P9"/>
      <text:list xml:id="list5426357576772822636" text:style-name="L1">
        <text:list-item>
          <text:p text:style-name="P23">RGB image (jpg/png)</text:p>
          <text:list>
            <text:list-item>
              <text:p text:style-name="P23">image 0-9 = animal<text:line-break/>image 10-19 = man<text:line-break/>image 20-29 = text<text:line-break/>image 30-39 = woman</text:p>
            </text:list-item>
          </text:list>
        </text:list-item>
        <text:list-item>
          <text:p text:style-name="P23">List of bounding boxes (xmin, ymin, xmax, ymax) <text:s/>-&gt; XML</text:p>
        </text:list-item>
      </text:list>
      <text:p text:style-name="P5"/>
      <text:p text:style-name="P9"><text:span text:style-name="T4">CREATE BOUNDING BOXES</text:span><text:span text:style-name="T4">:</text:span><text:span text:style-name="T1"><text:line-break/></text:span></text:p>
      <text:list xml:id="list41668389" text:continue-numbering="true" text:style-name="L1">
        <text:list-item>
          <text:p text:style-name="P23"><text:span text:style-name="T21">Tool:</text:span><text:span text:style-name="T12"> </text:span><text:span text:style-name="T12">LabelImg </text:span><text:s/>-&gt; create bounding boxes stored in <text:span text:style-name="T12">xml</text:span> files</text:p>
          <text:list>
            <text:list-item>
              <text:p text:style-name="P31"><text:span text:style-name="T5">Library: </text:span><text:a xlink:type="simple" xlink:href="https://github.com/tzutalin/labelImg" text:style-name="Internet_20_link" text:visited-style-name="Visited_20_Internet_20_Link">https://github.com/tzutalin/labelImg</text:a></text:p>
            </text:list-item>
            <text:list-item>
              <text:p text:style-name="P31"><text:span text:style-name="T5">Download prebuilt binary: </text:span><text:a xlink:type="simple" xlink:href="https://tzutalin.github.io/labelImg/" text:style-name="Internet_20_link" text:visited-style-name="Visited_20_Internet_20_Link">https://tzutalin.github.io/labelImg/</text:a><text:span text:style-name="T5"><text:line-break/></text:span><text:span text:style-name="T6">ACHTUNG: Dateinamen verändert -&gt; LabelImg neu machen!!!</text:span></text:p>
            </text:list-item>
          </text:list>
        </text:list-item>
      </text:list>
      <text:p text:style-name="P24"/>
      <text:p text:style-name="P10"><text:span text:style-name="T4">CONVERT </text:span><text:span text:style-name="T4">DATA FROM </text:span><text:span text:style-name="T4">XML TO CSV</text:span><text:span text:style-name="T4">:<text:line-break/></text:span></text:p>
      <text:list xml:id="list41656713" text:continue-numbering="true" text:style-name="L1">
        <text:list-item>
          <text:p text:style-name="P23"><text:span text:style-name="T21">Script: </text:span><text:span text:style-name="T12">xml_to_csv.py </text:span><text:span text:style-name="T21">(von Dat Tran)</text:span></text:p>
          <text:list>
            <text:list-item>
              <text:p text:style-name="P26"><text:span text:style-name="T22">Quelle: </text:span><text:a xlink:type="simple" xlink:href="https://github.com/datitran/raccoon_dataset/blob/e7c272aeb5f62ec575640ed6b4d8de9bf32e84bd/xml_to_csv.py" text:style-name="Internet_20_link" text:visited-style-name="Visited_20_Internet_20_Link">https://github.com/datitran/raccoon_dataset/blob/e7c272aeb5f62ec575640ed6b4d8de9bf32e84bd/xml_to_csv.py</text:a></text:p>
            </text:list-item>
            <text:list-item>
              <text:p text:style-name="P21">(Alternative: Script in TensorFlow\models\research\object_detection\dataset_tools)<text:line-break/></text:p>
            </text:list-item>
          </text:list>
          <text:p text:style-name="P27">TensorFlow\models\research: </text:p>
          <text:list text:continue-numbering="true">
            <text:list-item>
              <text:p text:style-name="P23">In every new terminal: add <text:span text:style-name="T12">TF-slim</text:span> to path variables (API for training and evaluating models)</text:p>
            </text:list-item>
          </text:list>
          <text:p text:style-name="P23"><text:span text:style-name="Source_20_Text"><text:span text:style-name="T20">SET PYTHONPATH=%cd%;%cd%\slim </text:span></text:span></text:p>
          <text:p text:style-name="P31"><text:span text:style-name="Source_20_Text"><text:span text:style-name="T18">echo %PYTHONPATH%</text:span></text:span><text:span text:style-name="Source_20_Text"><text:span text:style-name="T3"><text:line-break/></text:span></text:span></text:p>
          <text:list text:continue-numbering="true">
            <text:list-item>
              <text:p text:style-name="P31"><text:span text:style-name="T5">Training</text:span><text:span text:style-name="T5"> data </text:span><text:span text:style-name="T5">XMLs</text:span><text:span text:style-name="T5">:</text:span></text:p>
              <text:list>
                <text:list-header>
                  <text:p text:style-name="P32"><text:span text:style-name="Source_20_Text"><text:span text:style-name="T14">python xml_to_csv.py</text:span></text:span><text:span text:style-name="Source_20_Text"><text:span text:style-name="T13"> </text:span></text:span></text:p>
                </text:list-header>
              </text:list>
            </text:list-item>
          </text:list>
        </text:list-item>
      </text:list>
      <text:p text:style-name="P17"><text:soft-page-break/><text:span text:style-name="Source_20_Text"><text:span text:style-name="T22"><text:tab/></text:span></text:span><text:span text:style-name="Source_20_Text"><text:span text:style-name="T24">--annotations_folder=training\annotations</text:span></text:span><text:span text:style-name="Source_20_Text"><text:span text:style-name="T22"> </text:span></text:span></text:p>
      <text:p text:style-name="P18"><text:span text:style-name="Source_20_Text"><text:span text:style-name="T22"><text:tab/></text:span></text:span><text:span text:style-name="Source_20_Text"><text:span text:style-name="T24">--output_csv=training\cavepaintings_labels_train.csv<text:line-break/></text:span></text:span></text:p>
      <text:list xml:id="list41665704" text:continue-numbering="true" text:style-name="L1">
        <text:list-item>
          <text:list>
            <text:list-item>
              <text:p text:style-name="P33"><text:span text:style-name="T2">Test</text:span><text:span text:style-name="T2">ing</text:span><text:span text:style-name="T2"> </text:span><text:span text:style-name="T2">data </text:span><text:span text:style-name="T2">XMLs</text:span><text:span text:style-name="T2">:</text:span></text:p>
            </text:list-item>
          </text:list>
          <text:p text:style-name="P33"><text:span text:style-name="Source_20_Text"><text:span text:style-name="T14">python xml_to_csv.py</text:span></text:span><text:span text:style-name="Source_20_Text"><text:span text:style-name="T13"> </text:span></text:span></text:p>
        </text:list-item>
      </text:list>
      <text:p text:style-name="Preformatted_20_Text"><text:span text:style-name="Source_20_Text"><text:span text:style-name="T22"><text:tab/></text:span></text:span><text:span text:style-name="Source_20_Text"><text:span text:style-name="T24">--annotations_folder=testing\annotations </text:span></text:span></text:p>
      <text:p text:style-name="P14"><text:span text:style-name="Source_20_Text"><text:span text:style-name="T22"><text:tab/></text:span></text:span><text:span text:style-name="Source_20_Text"><text:span text:style-name="T24">--output_csv=testing\cavepaintings_labels_test.csv</text:span></text:span></text:p>
      <text:p text:style-name="P7">CREATE LABEL MAP FOR TFRECORD FILES:</text:p>
      <text:p text:style-name="P6"/>
      <text:list xml:id="list41678190" text:continue-numbering="true" text:style-name="L1">
        <text:list-item>
          <text:p text:style-name="P21">Create <text:span text:style-name="T12">label map</text:span> corresponding to TFRecord files dataset</text:p>
          <text:list>
            <text:list-item>
              <text:p text:style-name="P29"><text:span text:style-name="T22">Example: </text:span><text:a xlink:type="simple" xlink:href="https://github.com/tensorflow/models/tree/master/research/object_detection/data" text:style-name="Internet_20_link" text:visited-style-name="Visited_20_Internet_20_Link"><text:span text:style-name="T31">ttps://github.com/tensorflow/models/tree/master/research/object_detection/</text:span></text:a><text:a xlink:type="simple" xlink:href="https://github.com/tensorflow/models/tree/master/research/object_detection/data" text:style-name="Internet_20_link" text:visited-style-name="Visited_20_Internet_20_Link"><text:span text:style-name="T22">data</text:span></text:a></text:p>
            </text:list-item>
          </text:list>
        </text:list-item>
        <text:list-item>
          <text:p text:style-name="P21">File with IDs corresponding to tabels <text:line-break/></text:p>
        </text:list-item>
      </text:list>
      <text:p text:style-name="P4"><text:span text:style-name="T23">GENERATE TFRECORDS FILE:</text:span><text:span text:style-name="T22"> </text:span></text:p>
      <text:p text:style-name="P6"/>
      <text:list xml:id="list41687537" text:continue-numbering="true" text:style-name="L1">
        <text:list-item>
          <text:p text:style-name="P21">TFRecord = TensorFlow's standard file format </text:p>
        </text:list-item>
        <text:list-item>
          <text:p text:style-name="P21">Input pipeline to feed TF program with our data </text:p>
        </text:list-item>
        <text:list-item>
          <text:p text:style-name="P31"><text:span text:style-name="T7">File takes list of filenames, creates a queue, reads and decodes the data </text:span><text:span text:style-name="Source_20_Text"><text:span text:style-name="T27"><text:line-break/></text:span></text:span></text:p>
        </text:list-item>
        <text:list-item>
          <text:p text:style-name="P31"><text:span text:style-name="Source_20_Text"><text:span text:style-name="T8">C:\Users\Computer\Documents\TensorFlow\am2_cavepaintings\training</text:span></text:span></text:p>
        </text:list-item>
        <text:list-item>
          <text:p text:style-name="P31"><text:span text:style-name="T5">Training</text:span><text:span text:style-name="T5"> data</text:span><text:span text:style-name="T5">:</text:span></text:p>
          <text:p text:style-name="P31"><text:span text:style-name="Source_20_Text"><text:span text:style-name="T15">python ..</text:span></text:span><text:span text:style-name="Source_20_Text"><text:span text:style-name="T15">\generate_tfrecord.py --csv_input=cavepaintings_labels_train.csv --output_path=train.record</text:span></text:span><text:span text:style-name="Source_20_Text"><text:span text:style-name="T15"><text:line-break/></text:span></text:span></text:p>
        </text:list-item>
        <text:list-item>
          <text:p text:style-name="P31"><text:span text:style-name="Source_20_Text"><text:span text:style-name="T8">C:\Users\Computer\Documents\TensorFlow\am2_cavepaintings\</text:span></text:span><text:span text:style-name="Source_20_Text"><text:span text:style-name="T8">testing</text:span></text:span></text:p>
        </text:list-item>
        <text:list-item>
          <text:p text:style-name="P31"><text:span text:style-name="T5">Testing</text:span><text:span text:style-name="T5"> data</text:span><text:span text:style-name="T5">:</text:span></text:p>
          <text:p text:style-name="P31"><text:span text:style-name="Source_20_Text"><text:span text:style-name="T15">python ..</text:span></text:span><text:span text:style-name="Source_20_Text"><text:span text:style-name="T15">\generate_tfrecord.py --csv_input=cavepaintings_labels_</text:span></text:span><text:span text:style-name="Source_20_Text"><text:span text:style-name="T15">test</text:span></text:span><text:span text:style-name="Source_20_Text"><text:span text:style-name="T15">.csv --output_path=</text:span></text:span><text:span text:style-name="Source_20_Text"><text:span text:style-name="T15">test</text:span></text:span><text:span text:style-name="Source_20_Text"><text:span text:style-name="T15">.record</text:span></text:span></text:p>
        </text:list-item>
      </text:list>
      <text:p text:style-name="P6"/>
      <text:p text:style-name="P4"><text:span text:style-name="T23">DOWNLOAD PRETRAINED MODEL:</text:span><text:span text:style-name="T22"> </text:span></text:p>
      <text:p text:style-name="P6"/>
      <text:list xml:id="list41662571" text:continue-numbering="true" text:style-name="L1">
        <text:list-item>
          <text:p text:style-name="P21">Principle: Transfer-Learning</text:p>
        </text:list-item>
        <text:list-item>
          <text:p text:style-name="P21">Download pretrained model, so model does not have to start from scratch every time</text:p>
        </text:list-item>
        <text:list-item>
          <text:p text:style-name="P34"><text:span text:style-name="Source_20_Text"><text:span text:style-name="T32">http://download.tensorflow.org/models/object_detection/ssd_inception_v2_coco_2017_11_17.zip</text:span></text:span></text:p>
        </text:list-item>
      </text:list>
      <text:p text:style-name="P13"/>
      <text:p text:style-name="P7">EDIT COCO CONFIG FILE PATHS:</text:p>
      <text:p text:style-name="P6"/>
      <text:list xml:id="list41674686" text:continue-numbering="true" text:style-name="L1">
        <text:list-item>
          <text:p text:style-name="P30">models\model\ssd_inception_v2_coco.config</text:p>
          <text:list>
            <text:list-item>
              <text:p text:style-name="P21">search for "<text:span text:style-name="Source_20_Text"><text:span text:style-name="T19">path</text:span></text:span>" and edit path (search for # PATH_TO_BE_CONFIGURED)</text:p>
            </text:list-item>
            <text:list-item>
              <text:p text:style-name="P21">adjust number of training steps (here: 200k)</text:p>
            </text:list-item>
            <text:list-item>
              <text:p text:style-name="P21">change "<text:span text:style-name="Source_20_Text"><text:span text:style-name="T19">num_classes</text:span></text:span>" from 90 to 4 (man, woman, animal, text) </text:p>
            </text:list-item>
          </text:list>
        </text:list-item>
      </text:list>
      <text:p text:style-name="P6"/>
      <text:p text:style-name="P6"/>
      <text:p text:style-name="P6"/>
      <text:p text:style-name="P7"><text:soft-page-break/>TRAINING PROCESS: </text:p>
      <text:p text:style-name="P6"/>
      <text:list xml:id="list41676164" text:continue-numbering="true" text:style-name="L1">
        <text:list-item>
          <text:p text:style-name="P21"><text:span text:style-name="Source_20_Text"><text:span text:style-name="T10">C:\Users\Computer\Documents\TensorFlow\models\research</text:span></text:span></text:p>
        </text:list-item>
      </text:list>
      <text:p text:style-name="P12"><text:span text:style-name="Source_20_Text"><text:span text:style-name="T28">python object_detection</text:span></text:span><text:span text:style-name="Source_20_Text"><text:span text:style-name="T28">\</text:span></text:span><text:span text:style-name="Source_20_Text"><text:span text:style-name="T28">train.py </text:span></text:span></text:p>
      <text:p text:style-name="Preformatted_20_Text"><text:span text:style-name="Source_20_Text"><text:span text:style-name="T28">--logtostderr </text:span></text:span></text:p>
      <text:p text:style-name="Preformatted_20_Text"><text:span text:style-name="Source_20_Text"><text:span text:style-name="T28">--pipeline_config_path=</text:span></text:span><text:span text:style-name="Source_20_Text"><text:span text:style-name="T28">C:\\Users\\Computer\\Documents\\TensorFlow\\models\\model\\</text:span></text:span><text:span text:style-name="Source_20_Text"><text:span text:style-name="T28">ssd_inception_v2_coco.config </text:span></text:span></text:p>
      <text:p text:style-name="P14"><text:span text:style-name="Source_20_Text"><text:span text:style-name="T28">--train_dir=</text:span></text:span><text:span text:style-name="Source_20_Text"><text:span text:style-name="T28">C:\\Users\\Computer\\Documents\\TensorFlow\\models\\model\\train\</text:span></text:span></text:p>
      <text:p text:style-name="P7">EVALUATION PROCESS (PARALLEL): </text:p>
      <text:p text:style-name="P6"/>
      <text:p text:style-name="P12"><text:span text:style-name="Source_20_Text"><text:span text:style-name="T28">python object_detection</text:span></text:span><text:span text:style-name="Source_20_Text"><text:span text:style-name="T28">\</text:span></text:span><text:span text:style-name="Source_20_Text"><text:span text:style-name="T28">eval</text:span></text:span><text:span text:style-name="Source_20_Text"><text:span text:style-name="T28">.py </text:span></text:span></text:p>
      <text:p text:style-name="Preformatted_20_Text"><text:span text:style-name="Source_20_Text"><text:span text:style-name="T28">--logtostderr </text:span></text:span></text:p>
      <text:p text:style-name="Preformatted_20_Text"><text:span text:style-name="Source_20_Text"><text:span text:style-name="T28">--pipeline_config_path=</text:span></text:span><text:span text:style-name="Source_20_Text"><text:span text:style-name="T28">C:\\Users\\Computer\\Documents\\TensorFlow\\models\model\\</text:span></text:span><text:span text:style-name="Source_20_Text"><text:span text:style-name="T28">ssd_inception_v2_coco.config </text:span></text:span></text:p>
      <text:p text:style-name="P15"><text:span text:style-name="Source_20_Text"><text:span text:style-name="T28">--train_dir=</text:span></text:span><text:span text:style-name="Source_20_Text"><text:span text:style-name="T28">C:\\Users\\Computer\\Documents\\TensorFlow\\models\\model\\train\</text:span></text:span></text:p>
      <text:p text:style-name="P8">TENSORBOARD MONITORING (PARALLEL): </text:p>
      <text:p text:style-name="P6"/>
      <text:p text:style-name="P12"><text:span text:style-name="Source_20_Text"><text:span text:style-name="T28">tensorboard --logdir=</text:span></text:span><text:span text:style-name="Source_20_Text"><text:span text:style-name="T28">C:\\Users\\Computer\\Documents\\TensorFlow\\models\model</text:span></text:span></text:p>
      <text:p text:style-name="P6"/>
      <text:p text:style-name="P6"/>
      <text:p text:style-name="P6"/>
      <text:p text:style-name="P6"><text:span text:style-name="T12">TO DO:</text:span> </text:p>
      <text:p text:style-name="P6"/>
      <text:list xml:id="list3151289384830900612" text:style-name="L2">
        <text:list-item>
          <text:p text:style-name="P22">Freeze Graph</text:p>
        </text:list-item>
        <text:list-item>
          <text:p text:style-name="P22">Uploading to Github 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 Ligh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ja Wodzinski <text:tab/><text:tab/>18.07.18</text:p>
      </style:header>
      <style:footer>
        <text:p text:style-name="MP2"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1M59S</meta:editing-duration>
    <meta:editing-cycles>36</meta:editing-cycles>
    <meta:generator>OpenOffice/4.1.2$Win32 OpenOffice.org_project/412m3$Build-9782</meta:generator>
    <dc:date>2018-07-23T21:47:46.70</dc:date>
    <dc:creator>Anja Wodzinski</dc:creator>
    <meta:document-statistic meta:table-count="0" meta:image-count="0" meta:object-count="0" meta:page-count="3" meta:paragraph-count="71" meta:word-count="335" meta:character-count="3533"/>
    <meta:user-defined meta:name="Info 1"/>
    <meta:user-defined meta:name="Info 2"/>
    <meta:user-defined meta:name="Info 3"/>
    <meta:user-defined meta:name="Info 4"/>
  </office:meta>
</office:document-meta>
</file>